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184" officeooo:paragraph-rsid="00072184"/>
    </style:style>
    <style:style style:name="P2" style:family="paragraph" style:parent-style-name="Standard">
      <style:text-properties officeooo:rsid="000c483c" officeooo:paragraph-rsid="000c483c"/>
    </style:style>
    <style:style style:name="P3" style:family="paragraph" style:parent-style-name="Standard">
      <style:text-properties officeooo:rsid="000da628" officeooo:paragraph-rsid="000da628"/>
    </style:style>
    <style:style style:name="P4" style:family="paragraph" style:parent-style-name="Standard">
      <style:text-properties officeooo:rsid="000da628" officeooo:paragraph-rsid="000e7b4a"/>
    </style:style>
    <style:style style:name="P5" style:family="paragraph" style:parent-style-name="Standard">
      <style:text-properties officeooo:rsid="000da628" officeooo:paragraph-rsid="000da628"/>
    </style:style>
    <style:style style:name="P6" style:family="paragraph" style:parent-style-name="Standard">
      <style:text-properties officeooo:rsid="000eed38" officeooo:paragraph-rsid="000eed38"/>
    </style:style>
    <style:style style:name="T1" style:family="text">
      <style:text-properties officeooo:rsid="0008476c"/>
    </style:style>
    <style:style style:name="T2" style:family="text">
      <style:text-properties officeooo:rsid="000e7b4a"/>
    </style:style>
    <style:style style:name="T3" style:family="text">
      <style:text-properties officeooo:rsid="00100f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 3: El estudio de mercado</text:p>
      <text:p text:style-name="P1">1. El estudio de mercado</text:p>
      <text:p text:style-name="P1">Def:....conjunto de compradores y vendedores de un producto o servicio</text:p>
      <text:p text:style-name="P1">Conceptos referidos al estudio de mercado:</text:p>
      <text:p text:style-name="P1">-necesidad</text:p>
      <text:p text:style-name="P1">-demanda</text:p>
      <text:p text:style-name="P1">-oferta</text:p>
      <text:p text:style-name="P1">-intercambio</text:p>
      <text:p text:style-name="P1">-mercado</text:p>
      <text:p text:style-name="P1">-marketing</text:p>
      <text:p text:style-name="P1"/>
      <text:p text:style-name="P1">2.El mercado</text:p>
      <text:p text:style-name="P1">Conceptos:</text:p>
      <text:p text:style-name="P1">-Compradores reales</text:p>
      <text:p text:style-name="P1">-Compradores potenciales</text:p>
      <text:p text:style-name="P1">-Tamaño de mercado=mercado actual</text:p>
      <text:p text:style-name="P1">-Cuota de mercado=(mercado actual de la empresa/mercado actual total)x100</text:p>
      <text:p text:style-name="P1"/>
      <text:p text:style-name="P1">3.Estructura del mercado</text:p>
      <text:p text:style-name="P1">-<text:span text:style-name="T1">Fabricantes de bienes y servicios</text:span></text:p>
      <text:p text:style-name="P1">-<text:span text:style-name="T1">Intermediarios</text:span></text:p>
      <text:p text:style-name="P1">-<text:span text:style-name="T1">Prescriptores</text:span></text:p>
      <text:p text:style-name="P1">-<text:span text:style-name="T1">Compradores</text:span></text:p>
      <text:p text:style-name="P1"/>
      <text:p text:style-name="P1">------------------------------------------------------------------------------------------------------------------</text:p>
      <text:p text:style-name="P2">mercado meta=segmento de mercado=público objetivo=target=nicho de mercado</text:p>
      <text:p text:style-name="P2"/>
      <text:p text:style-name="P2">--------------------------------------------------------------------------------------------------------------------</text:p>
      <text:p text:style-name="P2"/>
      <text:p text:style-name="P3">5. Fuentes de información</text:p>
      <text:p text:style-name="P3">-Según su disponibilidad</text:p>
      <text:p text:style-name="P3">Internas</text:p>
      <text:p text:style-name="P3">Externas</text:p>
      <text:p text:style-name="P3"/>
      <text:p text:style-name="P3">-Según su grado de elaboración</text:p>
      <text:p text:style-name="P3">INE</text:p>
      <text:p text:style-name="P3">IGE</text:p>
      <text:p text:style-name="P3">Hoxe.vigo.org</text:p>
      <text:p text:style-name="P3">Cámara de comercio</text:p>
      <text:p text:style-name="P3">Informe Instituto Cto.</text:p>
      <text:p text:style-name="P3"/>
      <text:p text:style-name="P3">6. Marketing estratégico y marketing-mix</text:p>
      <text:p text:style-name="P3">-Marketing estreatégico</text:p>
      <text:p text:style-name="P3">-Plan de marketing --&gt; #trabajo</text:p>
      <text:p text:style-name="P3">- Marketing operativo (marketing mix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 El producto --&gt; #trabajo</text:p>
      <text:p text:style-name="P3">-Tipos de productos</text:p>
      <text:p text:style-name="P3">-Características de los productos: marca, envase, producto ampliado</text:p>
      <text:p text:style-name="P4">-Ciclo de vida del producto.</text:p>
      <text:p text:style-name="P4">Etapas:</text:p>
      <text:p text:style-name="P3"/>
      <text:p text:style-name="P3"><text:tab/>Introducción <text:span text:style-name="T2">|</text:span></text:p>
      <text:p text:style-name="P3"><text:tab/>Crecimiento <text:s/><text:span text:style-name="T2">| <text:s/>--&gt; Características</text:span></text:p>
      <text:p text:style-name="P3"><text:tab/>Madurez <text:s text:c="6"/><text:span text:style-name="T2">|</text:span></text:p>
      <text:p text:style-name="P3"><text:tab/>Declive <text:s text:c="8"/><text:span text:style-name="T2">|</text:span></text:p>
      <text:p text:style-name="P3"/>
      <text:p text:style-name="P3">------------------------------------------------------------------------------------------------------------------------</text:p>
      <text:p text:style-name="P6">PRECIOS</text:p>
      <text:p text:style-name="P6"/>
      <text:p text:style-name="P6">-Basado en los costes:</text:p>
      <text:p text:style-name="P6">coste+margen comercial (%)=PVP</text:p>
      <text:p text:style-name="P6">compramos por 5€ , margen comercial 50% -&gt; 5+2.5=7.5€ PVP</text:p>
      <text:p text:style-name="P6"/>
      <text:p text:style-name="P6">No es igual sobre c<text:span text:style-name="T3">o</text:span>ste que sobre venta.</text:p>
      <text:p text:style-name="P6">Basado en venta:</text:p>
      <text:p text:style-name="P6">7.5 --&gt; 2.50</text:p>
      <text:p text:style-name="P6">100 --&gt; x <text:s text:c="23"/>Sobre venta: <text:s text:c="2"/>x=33.33% <text:span text:style-name="T3">margen comercial sobre la venta</text:span></text:p>
      <text:p text:style-name="P6"/>
      <text:p text:style-name="P6"/>
      <text:p text:style-name="P6">-<text:span text:style-name="T3">Basado en el comprador:</text:span></text:p>
      <text:p text:style-name="P6"/>
      <text:p text:style-name="P6">-<text:span text:style-name="T3">Basado en la competencia:</text:span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9:32:41.779000000</meta:creation-date>
    <dc:date>2021-11-19T19:37:17.632000000</dc:date>
    <meta:editing-duration>PT50M42S</meta:editing-duration>
    <meta:editing-cycles>8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58" meta:word-count="202" meta:character-count="1751" meta:non-whitespace-character-count="1567"/>
  </office:meta>
</office:document-meta>
</file>